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 style:list-style-name="L1"/>
    <style:style style:name="P3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4" style:family="paragraph" style:parent-style-name="Standard" style:list-style-name="L2"/>
    <style:style style:name="P5" style:family="paragraph" style:parent-style-name="Standard" style:list-style-name="L3"/>
    <style:style style:name="T1" style:family="text">
      <style:text-properties fo:font-size="18pt"/>
    </style:style>
    <style:style style:name="T2" style:family="text">
      <style:text-properties style:font-size-asian="18pt"/>
    </style:style>
    <style:style style:name="T3" style:family="text">
      <style:text-properties style:font-size-complex="18pt"/>
    </style:style>
    <style:style style:name="T4" style:family="text">
      <style:text-properties fo:language="ru" fo:country="RU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чет </text:p>
      <text:p text:style-name="P1">по редактированию главы 3.2</text:p>
      <text:p text:style-name="P1">“Свойства алгоритма А*”</text:p>
      <text:p text:style-name="P1"/>
      <text:p text:style-name="P3">Выполнил: студент гр. 5057/2, Владимир Руцкий</text:p>
      <text:p text:style-name="Standard"/>
      <text:p text:style-name="Standard">Редактирование текста:</text:p>
      <text:list xml:id="list1556340243" text:style-name="L1">
        <text:list-item>
          <text:p text:style-name="P2">Исправлены пробелы в формулах;</text:p>
        </text:list-item>
        <text:list-item>
          <text:p text:style-name="P2">Исправлено курсивное/прямое начертание в формулах;</text:p>
        </text:list-item>
        <text:list-item>
          <text:p text:style-name="P2">Нестрогие <text:span text:style-name="T4">неравенства</text:span> в формулах заменены на строгие там где это возможно;</text:p>
        </text:list-item>
        <text:list-item>
          <text:p text:style-name="P2">“Игра в 8” заменено на “игра в восемь”;</text:p>
        </text:list-item>
        <text:list-item>
          <text:p text:style-name="P2">Добавлено замечания о необходимости исправления Леммы 1;</text:p>
        </text:list-item>
        <text:list-item>
          <text:p text:style-name="P2">Добавлено замечание о необходимых исправлениях Рис. 3.2;</text:p>
        </text:list-item>
        <text:list-item>
          <text:p text:style-name="P2">Исправлена семантика индукционной переменной в теореме в 3.2.2;</text:p>
        </text:list-item>
        <text:list-item>
          <text:p text:style-name="P2">Исправлена формула в первом пункте 3.2.4;</text:p>
        </text:list-item>
        <text:list-item>
          <text:p text:style-name="P2">Незначительные изменения в используемых выражениях.</text:p>
        </text:list-item>
      </text:list>
      <text:p text:style-name="Standard"/>
      <text:p text:style-name="Standard">Редактирование презентации:</text:p>
      <text:list xml:id="list30469581" text:style-name="L2">
        <text:list-item>
          <text:p text:style-name="P4"/>
        </text:list-item>
      </text:list>
      <text:p text:style-name="Standard"/>
      <text:p text:style-name="Standard"/>
      <text:p text:style-name="Standard">Редактирование звука:</text:p>
      <text:list xml:id="list1622065793" text:style-name="L3">
        <text:list-item>
          <text:p text:style-name="P5"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ladimir Rutsky</meta:initial-creator>
    <meta:creation-date>2010-12-18T03:45:22</meta:creation-date>
    <meta:generator>OpenOffice.org/3.2$Unix OpenOffice.org_project/320m12$Build-9483</meta:generator>
    <dc:date>2010-12-18T04:04:49</dc:date>
    <dc:creator>Vladimir Rutsky</dc:creator>
    <meta:editing-duration>PT00H19M28S</meta:editing-duration>
    <meta:editing-cycles>7</meta:editing-cycles>
    <meta:document-statistic meta:table-count="0" meta:image-count="0" meta:object-count="0" meta:page-count="1" meta:paragraph-count="17" meta:word-count="94" meta:character-count="642"/>
  </office:meta>
</office:document-meta>
</file>